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8cf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 wanna do it for2 reasons</text:p>
      <text:p text:style-name="Standard"/>
      <text:p text:style-name="Standard">1.first reason (I wantr to be working closely with people )</text:p>
      <text:p text:style-name="Standard"><text:tab/>I like the github culture one of the things That i liked in App Academy was pair programmgging . I paired with someone new everyday and that got me to value the collacbtive working experince for 2 reasons</text:p>
      <text:p text:style-name="Standard"><text:tab/>1. It can help me get feedback and write better code</text:p>
      <text:p text:style-name="Standard"><text:tab/>2. Help me to get to knoow people</text:p>
      <text:p text:style-name="Standard"/>
      <text:p text:style-name="Standard">2.I wanna be invloved in a high impact project because what I did before had a small impact but Github facilitaes the work of any other company . </text:p>
      <text:p text:style-name="Standard"/>
      <text:p text:style-name="Standard">3. I'M WORKING ON SOMETHING THAT IS TRAGGETED TO DEVELOIPERS AND I'm develop so you think I know how to think like an engineer</text:p>
      <text:p text:style-name="Standard">it's something that make product for normal users but it's a different thing to write a product for developers</text:p>
      <text:p text:style-name="Standard"/>
      <text:p text:style-name="Standard">i WANNA BE A PART OF THE MOST USEFYK TOOL FOR DEVELOPERS</text:p>
      <text:p text:style-name="Standard"/>
      <text:p text:style-name="Standard"/>
      <text:p text:style-name="Standard"/>
      <text:p text:style-name="Standard"/>
      <text:p text:style-name="Standard">You prefer to work on a project that optimizing a product not starting it .</text:p>
      <text:p text:style-name="Standard">I'm happy to hear that Github have that in mind</text:p>
      <text:p text:style-name="Standard"/>
      <text:p text:style-name="Standard"/>
      <text:p text:style-name="Standard"/>
      <text:p text:style-name="Standard">When i was a kid I was always instred in building things . I started developing what people think of </text:p>
      <text:p text:style-name="Standard">an engineering . I have been in this mindset for a ling time and It's easy to understand people and coummicate </text:p>
      <text:p text:style-name="Standard">with people who thinks this way. </text:p>
      <text:p text:style-name="Standard"/>
      <text:p text:style-name="Standard">I understand them the best becasue I can think like them </text:p>
      <text:p text:style-name="Standard"/>
      <text:p text:style-name="Standard">When we came here to app academy there were telling us who to think like an enginneer </text:p>
      <text:p text:style-name="Standard">I didn't got to App Academy to learn to think . </text:p>
      <text:p text:style-name="Standard">I didn;t have to learn how to think </text:p>
      <text:p text:style-name="Standard"/>
      <text:p text:style-name="Standard"/>
      <text:p text:style-name="Standard">===============================================================================================</text:p>
      <text:p text:style-name="Standard"/>
      <text:p text:style-name="Standard">“I’ve been honing my data analysis skills for a few years now and, first and foremost, I’m looking for a position where I can continue to exercise those skills.”</text:p>
      <text:p text:style-name="Standard"/>
      <text:p text:style-name="Standard">"And, I’m definitely looking for a position where I can grow—professional development is something that’s really important to me since I hope to take on managerial responsibilities in the future.”"</text:p>
      <text:p text:style-name="P1"/>
      <text:p text:style-name="P1">### Tell me about yourself? ###</text:p>
      <text:p text:style-name="P1"><text:soft-page-break/></text:p>
      <text:p text:style-name="P1">My name is Asem, I'm software engineer,I have been in love with computers since I was a kid, <text:s/>I started playing around with programming when I was 14 years old using using visual basic , I built simple stuff like a calculator and alarm clock , I ended up getting an electrical engineering degree and on the side I was passionate about hacking and information security so I did alot of coursres and research on the side. AFTER I GRADIATED I WANTED TO BE A SOFTAWRE ENGINNER, I wanted to upgrade my skills in the fastest way possbile so i started resaerching the best way to do and I ended up going to App academy which is the most precisiocus coding school in the states</text:p>
      <text:p text:style-name="P1">So over that time I ended up doing ton of coding , getting really good with ruby, rails., javascript, react, Redux, node and different databases. and now being able to put all of that together to build high quality full stack applications.</text:p>
      <text:p text:style-name="P1">(during that time, I can put all of that together into )</text:p>
      <text:p text:style-name="P1"/>
      <text:p text:style-name="P1"/>
      <text:p text:style-name="P1">### Tell me about a project you built ###</text:p>
      <text:p text:style-name="P1"/>
      <text:p text:style-name="P1">The project that I feel the most proud of is called codeRank</text:p>
      <text:p text:style-name="P1">we wanted to created a platform that has the 3 essential tools </text:p>
      <text:p text:style-name="P1">1-Practice space, Tracking Progress</text:p>
      <text:p text:style-name="P1">2-Metting space</text:p>
      <text:p text:style-name="P1">We can see other hear each other . </text:p>
      <text:p text:style-name="P1"/>
      <text:p text:style-name="P1"/>
      <text:p text:style-name="P1"/>
      <text:p text:style-name="P1">### Why you want to work here? $ ###</text:p>
      <text:p text:style-name="P1"/>
      <text:p text:style-name="P1">I value relationhips so much and I'm a people's person and I like that the comapny take great pride in their people. </text:p>
      <text:p text:style-name="P1"/>
      <text:p text:style-name="P1">I don't want to work for a startup instead I wanna get the stability of a foundeded <text:s/></text:p>
      <text:p text:style-name="P1">plus the oppennnes and excellence of a staartup culture </text:p>
      <text:p text:style-name="P1"/>
      <text:p text:style-name="P1">I like to speak my mind and bring new ideas , so I would like to work in a enviroment that values that</text:p>
      <text:p text:style-name="P1"/>
      <text:p text:style-name="P1">I’ve always been a naturally curious person and have best learned in an environment that encourages play and innovation... working in a place that brings out the child in people and that alone is rewarding to me.</text:p>
      <text:p text:style-name="P1"/>
      <text:p text:style-name="P1">I'm someone who likes to have fun along the way , </text:p>
      <text:p text:style-name="P1"/>
      <text:p text:style-name="P1">It's quite impressive to see that the Ceo took it from a startup to 20 years now and that the company is working with big names in the industry </text:p>
      <text:p text:style-name="P1"/>
      <text:p text:style-name="P1"/>
      <text:p text:style-name="P1"/>
      <text:p text:style-name="P1">### Tell me about a conflict you had ###</text:p>
      <text:p text:style-name="P1"/>
      <text:p text:style-name="P1">During a group project at App Academy my team and I were working on building a web application using the MERN stack: the difficulty we faced was making sure all of our group all agreed to how the <text:soft-page-break/>UI of the site would take shape. There were many disagreements and slow progress in the beginning because everyone had a slightly different idea of what the color scheme and overall site theme was. I offered a solution to this issue by drafting a set of style rules for our website, drawing a small mock-up, and ensuring that all team mates agreed to stick to them. As a result we consolidated <text:s/>the front-facing portion of our application and the conflict/disagreements stopped altogether.</text:p>
      <text:p text:style-name="P1"/>
      <text:p text:style-name="P1">### Tell me about your strengths and weaknesses ###</text:p>
      <text:p text:style-name="P1"/>
      <text:p text:style-name="P1">Weaknesses </text:p>
      <text:p text:style-name="P1">1. I tend to be overly critical of myself. Whenever I complete a project, I can’t help but feel that I could have done more even if my work received a positive response. This often leads me to overwork myself and leaves me feeling burned out. Over the past few months, I’ve tried to take time to look at my achievements objectively and celebrate those wins. This has not only improved my work and my confidence, but it has helped me to appreciate my team and other support systems that are always behind me in everything I do. </text:p>
      <text:p text:style-name="P1"/>
      <text:p text:style-name="P1"/>
      <text:p text:style-name="P1"/>
      <text:p text:style-name="P1">I used to be not good at receiving critisim but I'm already over that</text:p>
      <text:p text:style-name="P1"/>
      <text:p text:style-name="P1">2. I tend to want to take on complete projects all on my own without any outside help. In the past, this caused me to experience unnecessary pressure and stress. I am trying to teach myself how to ask for help so I can keep my sanity. I've also found a team of people can produce a better outcome than one stressed-out person. </text:p>
      <text:p text:style-name="P1"/>
      <text:p text:style-name="P1">3. I try to avoid confrontation, in both my personal and professional life. This caused me to compromise sometimes on the quality of my work or what I needed to complete a project just to keep the peace.I recognized this weakness and had been actively working to voice my opinions constructively and helpfully for the betterment of the team.</text:p>
      <text:p text:style-name="P1"/>
      <text:p text:style-name="P1"/>
      <text:p text:style-name="P1">Strengths</text:p>
      <text:p text:style-name="P1">1. I believe that my greatest strength is the ability to solve problems quickly and efficiently. I can see any given situation from multiple perspectives, which makes me uniquely qualified to complete my work even under challenging conditions.</text:p>
      <text:p text:style-name="P1">2. I am an adaptable person: I have the capacity to relate well to other people and therefore find a way to work with them no matter how different their style may be or how rapidly changing the work environment is. This would make me especially successful in a fast paced environment that characterizes startups. </text:p>
      <text:p text:style-name="P1">3. Since I moved to the US I realized that I’m a very resilient person as well: making it out here against all odds and transitioning into a new career simultaneously has shown me that I have the mental strength to ride a bad situation out if I keep the end goal in my mind.</text:p>
      <text:p text:style-name="P1"/>
      <text:p text:style-name="P1">4. Open-minded: I find myself willing to research and try out all kinds of technologies in order to reach my goal. This is how I built the CodeRank site: essentially googling out all the helpful tools that would allow me to make the main video-sharing feature. If I don’t know how to do something I will use all resources at my disposal (which involves testing new tools) to solve the problem.</text:p>
      <text:p text:style-name="P1"/>
      <text:p text:style-name="P1"/>
      <text:p text:style-name="P1"><text:soft-page-break/>Resillence . SUriving no matter what . capacity to recover quickly from </text:p>
      <text:p text:style-name="P1">Fast and adaptable I work fast and adaptable . If there is change in currimsatnces I change my dirrections</text:p>
      <text:p text:style-name="P1">you are lookign for . </text:p>
      <text:p text:style-name="P1"/>
      <text:p text:style-name="P1">Me being an engineer is not a job it's a way for me to be myself. As someone who has big inteelectual curiosty and drive to solve challenging problems . I feel big fulfuimated in solving big problems and that's the place to find that fulfulimated</text:p>
      <text:p text:style-name="P1"/>
      <text:p text:style-name="P1">I'm not the best person who takes crirtism </text:p>
      <text:p text:style-name="P1">You are highly idealistic . </text:p>
      <text:p text:style-name="P1">I don't have a problem with conformatation . in work setting it's better to start with negoation</text:p>
      <text:p text:style-name="P1">I wanna avoid conflicts . can be a problem at work </text:p>
      <text:p text:style-name="P1"/>
      <text:p text:style-name="P1">WHat are you expecting from your nerxt role?</text:p>
      <text:p text:style-name="P1">HOw would you handle a diffuylt coworker?</text:p>
      <text:p text:style-name="P1">Big challenge?</text:p>
      <text:p text:style-name="P1"/>
      <text:p text:style-name="P1">Yes I have feew questions , before I mention them I wanna say that i'm feeling very excited to be here and before the quesiotns</text:p>
      <text:p text:style-name="P1"/>
      <text:p text:style-name="P1">When are you getting back to us?</text:p>
      <text:p text:style-name="P1">What is a tryical day in a spftawre engineer?</text:p>
      <text:p text:style-name="P1"/>
      <text:p text:style-name="P1"/>
      <text:p text:style-name="P1">### WHy shall we hire you? ###</text:p>
      <text:p text:style-name="P1"/>
      <text:p text:style-name="P1">And, I’m definitely looking for a position where I can grow—professional development is something that’s really important to me since I hope to take on managerial responsibilities in the future.”</text:p>
      <text:p text:style-name="P1"/>
      <text:p text:style-name="P1">I’ve been honing my data analysis skills for a few years now and, first and foremost, I’m looking for a position where I can continue to exercise those skills.</text:p>
      <text:p text:style-name="P1"/>
      <text:p text:style-name="P1">Me being an engineer is not a job it's a way for me to be myself. As someone who has big inteelectual curiosty and drive to solve challenging problems . I feel big fulfuimated in solving big problems and that's the place to find that fulfulimated</text:p>
      <text:p text:style-name="P1"/>
      <text:p text:style-name="P1"/>
      <text:p text:style-name="P1">start with software enginneer .... I have experinces in this and that</text:p>
      <text:p text:style-name="P1">PROBLEM SOLVING HAS ALWASY BEEN VERY EXCITING. I started programming when I was 12 years old</text:p>
      <text:p text:style-name="P1">I got an enginnering degree</text:p>
      <text:p text:style-name="P1">PROBLEM SOLVIN , AFTER I GRADIATED I WANTED TO BE A SOFTAWRE ENGINNER, I WANTED TO UPGRADE MY SKILLS FAST </text:p>
      <text:p text:style-name="P1">and I satrted reaserching the best to do it and I ended up going to App academy which the most precistoius </text:p>
      <text:p text:style-name="P1">coding school</text:p>
      <text:p text:style-name="P1">DURING THAT TIME I BUILD </text:p>
      <text:p text:style-name="P1">DUE TO MY ABILITY TO LEARN QUICKLY . I </text:p>
      <text:p text:style-name="P1"><text:soft-page-break/></text:p>
      <text:p text:style-name="P1">with these projects under my built and my ability to learn quickly </text:p>
      <text:p text:style-name="P1">I'm excited to be a software enginner in the years to come</text:p>
      <text:p text:style-name="P1">So that's what I have to say about myself </text:p>
      <text:p text:style-name="P1"/>
      <text:p text:style-name="P1">we wanted to created a platform that has the 3 essential tools </text:p>
      <text:p text:style-name="P1">1-Metting space</text:p>
      <text:p text:style-name="P1">2-Practice space</text:p>
      <text:p text:style-name="P1">3-Tracking Progress</text:p>
      <text:p text:style-name="P1">Me and my friends we would be ablle to use it to prepare for interviews</text:p>
      <text:p text:style-name="P1">We can see other hear each other . </text:p>
      <text:p text:style-name="P1">=====================================================================</text:p>
      <text:p text:style-name="P1">it's exiting company , the ciulture is great , I think I'm gonna learn a lot . they have great people <text:s/>. I like the culture .</text:p>
      <text:p text:style-name="P1"/>
      <text:p text:style-name="P1"/>
      <text:p text:style-name="P1">=====================================================================</text:p>
      <text:p text:style-name="P1"/>
      <text:p text:style-name="P1">I'm a software engineer. </text:p>
      <text:p text:style-name="P1">Problem solving has always been very exciting to me and I loved computers since I was a kid. I started programming when I was 14 years old with visual basic building simple projects like an alarm clock or a calculater. I got an engineerng degree and after i graduated I wastned to be a softeare eningger . I wasnted to upgrade my skills in the fastest way possbile so i started resaerching coding schools and I applied to App academy</text:p>
      <text:p text:style-name="P1"/>
      <text:p text:style-name="P1"/>
      <text:p text:style-name="P1"/>
      <text:p text:style-name="P1">Over the last six months I have been sharping my skills in Ruby, Rails, React and Javascipt. As a matter of fact I recently completed three production ready apps. the first one is Slack clone using ruby on rails on the backend and react on the front end</text:p>
      <text:p text:style-name="P1"/>
      <text:p text:style-name="P1">=====================================================================</text:p>
      <text:p text:style-name="P1">=====================================================================</text:p>
      <text:p text:style-name="P1"/>
      <text:p text:style-name="P1"/>
      <text:p text:style-name="P1">Resillence . SUriving no matter what . capacity to recover quickly from </text:p>
      <text:p text:style-name="P1">Fast and adaptable I work fast and adaptable . If there is change in currimsatnces I change my dirrections</text:p>
      <text:p text:style-name="P1">you are lookign for . you being an engineer is not a job it's a way for me to be myself</text:p>
      <text:p text:style-name="P1">As someone who likes tough problems . I feel big fulfuimated in solving big problems and that's the place</text:p>
      <text:p text:style-name="P1">to find that fulfulimated</text:p>
      <text:p text:style-name="P1"/>
      <text:p text:style-name="P1">I'm not the best person who takes crirtism </text:p>
      <text:p text:style-name="P1">You are highly idealistic . </text:p>
      <text:p text:style-name="P1">I don't have a problem with conformatation . in work setting it's better to start with negoation</text:p>
      <text:p text:style-name="P1">I wanna avoid conflicts . can be a problem at work </text:p>
      <text:p text:style-name="P1"/>
      <text:p text:style-name="P1"/>
      <text:p text:style-name="P1"><text:soft-page-break/></text:p>
      <text:p text:style-name="P1"/>
      <text:p text:style-name="P1"/>
      <text:p text:style-name="P1"/>
      <text:p text:style-name="P1"/>
      <text:p text:style-name="P1"/>
      <text:p text:style-name="P1"/>
      <text:p text:style-name="P1">I think I’m a good fit at DJI because I’m exteremmly fast quick leaner and naturally a problem solver. To be precise, I enjoy solving complex problems and presenting them elegantly so that a user has a seamless experience with the product, and very little idea of how complicated the system may be in the background. By seamless I mean easy to use: whether the product is meant for engineers or an average user, my goal is to make my code as intuitive as possible. I’m comfortable architecting an efficient backend system as well as designing an intuitive and beautiful UI. One of the projects I think best demonstrates this is my clone of Slack which consists complicated backend joins tables and pagenation as well as a beautiful UI in the front end.</text:p>
      <text:p text:style-name="P1"/>
      <text:p text:style-name="P1">I’ve always been a naturally curious person and have best learned in an environment that encourages play and innovation. Working at DJI would be a prefect fit for me because they are making products that bring out the child in people and that alone is rewarding to me.</text:p>
      <text:p text:style-name="P1">Additionally, I’d love to be part of the Research and Development team: in my understanding of DJI, research truly drives this company forward and I believe the opportunities to learn through this internship will really propel my career in web development forward.</text:p>
      <text:p text:style-name="P1"/>
      <text:p text:style-name="P1">I’ve always been a naturally curious person and have best learned in an environment that encourages play and innovation. Working at DJI would be a prefect fit for me because they are making products that bring out the child in people and that alone is rewarding to me.</text:p>
      <text:p text:style-name="P1">Additionally, I’d love to be part of the Research and Development team: in my understanding of DJI, research truly drives this company forward and I believe the opportunities to learn through this internship will really propel my career in web development forward.</text:p>
      <text:p text:style-name="P1"/>
      <text:p text:style-name="P1"/>
      <text:p text:style-name="P1"/>
      <text:p text:style-name="P1">Problems</text:p>
      <text:p text:style-name="P1"/>
      <text:p text:style-name="P1"/>
      <text:p text:style-name="P1">How do you swap two numbers without using the third variable? (solution)</text:p>
      <text:p text:style-name="P1">How do you check if two rectangles overlap with each other? (solution)</text:p>
      <text:p text:style-name="P1">Difference between a stable and unstable sorting algorithm? (answer)</text:p>
      <text:p text:style-name="P1">How is an iterative quicksort algorithm implemented? </text:p>
      <text:p text:style-name="P1">How to add an element at the middle of the linked list? (solution)</text:p>
      <text:p text:style-name="P1">How do you reverse a given string in place? (solution)</text:p>
      <text:p text:style-name="P1">How do you print duplicate characters from a string? (solution)</text:p>
      <text:p text:style-name="P1">How do you find all the permutations of a string? (solution)</text:p>
      <text:p text:style-name="P1"/>
      <text:p text:style-name="P1"/>
      <text:p text:style-name="P1">How do you find all the permutations of a string? (solution)</text:p>
      <text:p text:style-name="P1"/>
      <text:p text:style-name="P1"/>
      <text:p text:style-name="P1"/>
      <text:p text:style-name="P1"><text:soft-page-break/></text:p>
      <text:p text:style-name="P1"/>
      <text:p text:style-name="P1"/>
      <text:p text:style-name="P1"/>
      <text:p text:style-name="P1">I wanna do it for2 reasons</text:p>
      <text:p text:style-name="P1"/>
      <text:p text:style-name="P1">1.first reason (I wantr to be working closely with people )</text:p>
      <text:p text:style-name="P1"><text:tab/>I like the github culture one of the things That i liked in App Academy was pair programmgging . I paired with someone new everyday and that got me to value the collacbtive working experince for 2 reasons</text:p>
      <text:p text:style-name="P1"><text:tab/>1. It can help me get feedback and write better code</text:p>
      <text:p text:style-name="P1"><text:tab/>2. Help me to get to knoow people</text:p>
      <text:p text:style-name="P1"/>
      <text:p text:style-name="P1">2.I wanna be invloved in a high impact project because what I did before had a small impact but Github facilitaes the work of any other company . </text:p>
      <text:p text:style-name="P1"/>
      <text:p text:style-name="P1">3. I'M WORKING ON SOMETHING THAT IS TRAGGETED TO DEVELOIPERS AND I'm develop so you think I know how to think like an engineer</text:p>
      <text:p text:style-name="P1">it's something that make product for normal users but it's a different thing to write a product for developers</text:p>
      <text:p text:style-name="P1"/>
      <text:p text:style-name="P1">i WANNA BE A PART OF THE MOST USEFYK TOOL FOR DEVELOPERS</text:p>
      <text:p text:style-name="P1"/>
      <text:p text:style-name="P1"/>
      <text:p text:style-name="P1"/>
      <text:p text:style-name="P1"/>
      <text:p text:style-name="P1">You prefer to work on a project that optimizing a product not starting it .</text:p>
      <text:p text:style-name="P1">I'm happy to hear that Github have that in mind</text:p>
      <text:p text:style-name="P1"/>
      <text:p text:style-name="P1"/>
      <text:p text:style-name="P1"/>
      <text:p text:style-name="P1">When i was a kid I was always instred in building things . I started developing what people think of </text:p>
      <text:p text:style-name="P1">an engineering . I have been in this mindset for a ling time and It's easy to understand people and coummicate </text:p>
      <text:p text:style-name="P1">with people who thinks this way. </text:p>
      <text:p text:style-name="P1"/>
      <text:p text:style-name="P1">I understand them the best becasue I can think like them </text:p>
      <text:p text:style-name="P1"/>
      <text:p text:style-name="P1">When we came here to app academy there were telling us who to think like an enginneer </text:p>
      <text:p text:style-name="P1">I didn't got to App Academy to learn to think . </text:p>
      <text:p text:style-name="P1">I didn;t have to learn how to think </text:p>
      <text:p text:style-name="P1"/>
      <text:p text:style-name="P1"/>
      <text:p text:style-name="P1">I think I’m a good fit at DJI because I’m exteremmly fast quick leaner and naturally a problem solver. To be precise, I enjoy solving complex problems and presenting them elegantly so that a user has a seamless experience with the product, and very little idea of how complicated the system may be in the background. By seamless I mean easy to use: whether the product is meant for engineers or an average user, my goal is to make my code as intuitive as possible. I’m comfortable architecting an efficient backend system as well as designing an intuitive and beautiful UI. One of the projects I think best <text:soft-page-break/>demonstrates this is my clone of Slack which consists complicated backend joins tables and pagenation as well as a beautiful UI in the front end.</text:p>
      <text:p text:style-name="P1"/>
      <text:p text:style-name="P1">I’ve always been a naturally curious person and have best learned in an environment that encourages play and innovation. Working at DJI would be a prefect fit for me because they are making products that bring out the child in people and that alone is rewarding to me.</text:p>
      <text:p text:style-name="P1">Additionally, I’d love to be part of the Research and Development team: in my understanding of DJI, research truly drives this company forward and I believe the opportunities to learn through this internship will really propel my career in web development forward.</text:p>
      <text:p text:style-name="P1"/>
      <text:p text:style-name="P1">I’ve always been a naturally curious person and have best learned in an environment that encourages play and innovation. Working at DJI would be a prefect fit for me because they are making products that bring out the child in people and that alone is rewarding to me.</text:p>
      <text:p text:style-name="P1">Additionally, I’d love to be part of the Research and Development team: in my understanding of DJI, research truly drives this company forward and I believe the opportunities to learn through this internship will really propel my career in web development forward.</text:p>
      <text:p text:style-name="P1"/>
      <text:p text:style-name="P1">start with software enginneer .... I have experinces in this and that</text:p>
      <text:p text:style-name="P1">PROBLEM SOLVING HAS ALWASY BEEN VERY EXCITING. I started programming when I was 12 years old</text:p>
      <text:p text:style-name="P1">I got an enginnering degree</text:p>
      <text:p text:style-name="P1">PROBLEM SOLVIN , AFTER I GRADIATED I WANTED TO BE A SOFTAWRE ENGINNER, I WANTED TO UPGRADE MY SKILLS FAST </text:p>
      <text:p text:style-name="P1">and I satrted reaserching the best to do it and I ended up going to App academy which the most precistoius </text:p>
      <text:p text:style-name="P1">coding school</text:p>
      <text:p text:style-name="P1">DURING THAT TIME I BUILD </text:p>
      <text:p text:style-name="P1">DUE TO MY ABILITY TO LEARN QUICKLY . I </text:p>
      <text:p text:style-name="P1"/>
      <text:p text:style-name="P1">with these projects under my built and my ability to learn quickly </text:p>
      <text:p text:style-name="P1">I'm excited to be a software enginner in the years to come</text:p>
      <text:p text:style-name="P1">So that's what I have to say about myself </text:p>
      <text:p text:style-name="P1"/>
      <text:p text:style-name="P1">we wanted to created a platform that has the 3 essential tools </text:p>
      <text:p text:style-name="P1">1-Metting space</text:p>
      <text:p text:style-name="P1">2-Practice space</text:p>
      <text:p text:style-name="P1">3-Tracking Progress</text:p>
      <text:p text:style-name="P1">Me and my friends we would be ablle to use it to prepare for interviews</text:p>
      <text:p text:style-name="P1">We can see other hear each other . </text:p>
      <text:p text:style-name="P1">=====================================================================</text:p>
      <text:p text:style-name="P1">it's exiting company , the ciulture is great , I think I'm gonna learn a lot . they have great people <text:s/>. I like the culture .</text:p>
      <text:p text:style-name="P1"/>
      <text:p text:style-name="P1"/>
      <text:p text:style-name="P1">=====================================================================</text:p>
      <text:p text:style-name="P1"/>
      <text:p text:style-name="P1">I'm a software engineer. </text:p>
      <text:p text:style-name="P1">Problem solving has always been very exciting to me and I loved computers since I was a kid. I started programming when I was 14 years old with visual basic building simple projects like an alarm clock or <text:soft-page-break/>a calculater. I got an engineerng degree and after i graduated I wastned to be a softeare eningger . I wasnted to upgrade my skills in the fastest way possbile so i started resaerching coding schools and I applied to App academy</text:p>
      <text:p text:style-name="P1"/>
      <text:p text:style-name="P1"/>
      <text:p text:style-name="P1"/>
      <text:p text:style-name="P1">Over the last six months I have been sharping my skills in Ruby, Rails, React and Javascipt. As a matter of fact I recently completed three production ready apps. the first one is Slack clone using ruby on rails on the backend and react on the front end</text:p>
      <text:p text:style-name="P1"/>
      <text:p text:style-name="P1">=====================================================================</text:p>
      <text:p text:style-name="P1">=====================================================================</text:p>
      <text:p text:style-name="P1"/>
      <text:p text:style-name="P1"/>
      <text:p text:style-name="P1">Resillence . SUriving no matter what . capacity to recover quickly from </text:p>
      <text:p text:style-name="P1">Fast and adaptable I work fast and adaptable . If there is change in currimsatnces I change my dirrections</text:p>
      <text:p text:style-name="P1">you are lookign for . you being an engineer is not a job it's a way for me to be myself</text:p>
      <text:p text:style-name="P1">As someone who likes tough problems . I feel big fulfuimated in solving big problems and that's the place</text:p>
      <text:p text:style-name="P1">to find that fulfulimated</text:p>
      <text:p text:style-name="P1"/>
      <text:p text:style-name="P1">I'm not the best person who takes crirtism </text:p>
      <text:p text:style-name="P1">You are highly idealistic . </text:p>
      <text:p text:style-name="P1">I don't have a problem with conformatation . in work setting it's better to start with negoation</text:p>
      <text:p text:style-name="P1">I wanna avoid conflicts . can be a problem at wor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3T11:44:41.991929371</meta:creation-date>
    <dc:date>2020-01-13T11:47:53.710622021</dc:date>
    <meta:editing-duration>PT3M13S</meta:editing-duration>
    <meta:editing-cycles>1</meta:editing-cycles>
    <meta:document-statistic meta:table-count="0" meta:image-count="0" meta:object-count="0" meta:page-count="9" meta:paragraph-count="176" meta:word-count="3497" meta:character-count="19581" meta:non-whitespace-character-count="16192"/>
    <meta:generator>LibreOffice/6.0.7.3$Linux_X86_64 LibreOffice_project/00m0$Build-3</meta:generator>
  </office:meta>
</office:document-meta>
</file>